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nux Libertine Display G" svg:font-family="'Linux Libertine Display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G" fo:font-size="11pt" fo:language="en" fo:country="US" fo:font-weight="bold" officeooo:rsid="00105bb2" officeooo:paragraph-rsid="00105bb2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nux Libertine Display G" fo:font-size="11pt" fo:language="en" fo:country="US" fo:font-weight="bold" officeooo:rsid="00105bb2" officeooo:paragraph-rsid="00214cfa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nux Libertine Display G" fo:font-size="11pt" fo:language="en" fo:country="US" fo:font-weight="bold" officeooo:rsid="0015fffc" officeooo:paragraph-rsid="00214cfa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nux Libertine Display G" fo:font-size="11pt" fo:language="en" fo:country="US" fo:font-weight="bold" officeooo:rsid="001c1978" officeooo:paragraph-rsid="00214cfa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nux Libertine Display G" fo:font-size="11pt" fo:language="en" fo:country="US" fo:font-weight="normal" officeooo:rsid="00105bb2" officeooo:paragraph-rsid="00105bb2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nux Libertine Display G" fo:font-size="11pt" fo:language="en" fo:country="US" fo:font-weight="normal" officeooo:rsid="00105bb2" officeooo:paragraph-rsid="00128957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nux Libertine Display G" fo:font-size="11pt" fo:language="en" fo:country="US" officeooo:paragraph-rsid="00105bb2" style:font-size-asian="11pt" style:font-size-complex="11pt"/>
    </style:style>
    <style:style style:name="P8" style:family="paragraph" style:parent-style-name="Standard">
      <style:text-properties style:font-name="Linux Libertine Display G" fo:font-size="11pt" fo:language="en" fo:country="US" officeooo:rsid="00105bb2" officeooo:paragraph-rsid="00105bb2" style:font-size-asian="11pt" style:font-size-complex="11pt"/>
    </style:style>
    <style:style style:name="P9" style:family="paragraph" style:parent-style-name="Standard">
      <style:text-properties style:font-name="Linux Libertine Display G" fo:font-size="11pt" fo:language="en" fo:country="US" officeooo:rsid="00105bb2" officeooo:paragraph-rsid="00193876" style:font-size-asian="11pt" style:font-size-complex="11pt"/>
    </style:style>
    <style:style style:name="P10" style:family="paragraph" style:parent-style-name="Standard">
      <style:text-properties style:font-name="Linux Libertine Display G" fo:font-size="11pt" fo:language="en" fo:country="US" officeooo:rsid="0013a58b" officeooo:paragraph-rsid="0013a58b" style:font-size-asian="11pt" style:font-size-complex="11pt"/>
    </style:style>
    <style:style style:name="P11" style:family="paragraph" style:parent-style-name="Standard">
      <style:text-properties style:font-name="Linux Libertine Display G" fo:font-size="11pt" fo:language="en" fo:country="US" officeooo:rsid="0013a58b" officeooo:paragraph-rsid="001447c1" style:font-size-asian="11pt" style:font-size-complex="11pt"/>
    </style:style>
    <style:style style:name="P12" style:family="paragraph" style:parent-style-name="Standard">
      <style:text-properties style:font-name="Linux Libertine Display G" fo:font-size="11pt" fo:language="en" fo:country="US" officeooo:rsid="0013a58b" officeooo:paragraph-rsid="00193876" style:font-size-asian="11pt" style:font-size-complex="11pt"/>
    </style:style>
    <style:style style:name="P13" style:family="paragraph" style:parent-style-name="Standard">
      <style:text-properties style:font-name="Linux Libertine Display G" fo:font-size="11pt" fo:language="en" fo:country="US" officeooo:rsid="0013a58b" officeooo:paragraph-rsid="001b0647" style:font-size-asian="11pt" style:font-size-complex="11pt"/>
    </style:style>
    <style:style style:name="P14" style:family="paragraph" style:parent-style-name="Standard">
      <style:text-properties style:font-name="Linux Libertine Display G" fo:font-size="11pt" fo:language="en" fo:country="US" officeooo:rsid="0013a58b" officeooo:paragraph-rsid="001d1fda" style:font-size-asian="11pt" style:font-size-complex="11pt"/>
    </style:style>
    <style:style style:name="P15" style:family="paragraph" style:parent-style-name="Standard">
      <style:text-properties style:font-name="Linux Libertine Display G" fo:font-size="11pt" fo:language="en" fo:country="US" officeooo:rsid="0013a58b" officeooo:paragraph-rsid="001db6f5" style:font-size-asian="11pt" style:font-size-complex="11pt"/>
    </style:style>
    <style:style style:name="P16" style:family="paragraph" style:parent-style-name="Standard">
      <style:text-properties style:font-name="Linux Libertine Display G" fo:font-size="11pt" fo:language="en" fo:country="US" officeooo:rsid="0013a58b" officeooo:paragraph-rsid="00201f00" style:font-size-asian="11pt" style:font-size-complex="11pt"/>
    </style:style>
    <style:style style:name="P17" style:family="paragraph" style:parent-style-name="Standard">
      <style:text-properties style:font-name="Linux Libertine Display G" fo:font-size="11pt" fo:language="en" fo:country="US" officeooo:rsid="0013a58b" officeooo:paragraph-rsid="002b4297" style:font-size-asian="11pt" style:font-size-complex="11pt"/>
    </style:style>
    <style:style style:name="P18" style:family="paragraph" style:parent-style-name="Standard">
      <style:text-properties style:font-name="Linux Libertine Display G" fo:font-size="11pt" fo:language="en" fo:country="US" officeooo:rsid="0015fffc" officeooo:paragraph-rsid="0015fffc" style:font-size-asian="11pt" style:font-size-complex="11pt"/>
    </style:style>
    <style:style style:name="P19" style:family="paragraph" style:parent-style-name="Standard">
      <style:text-properties style:font-name="Linux Libertine Display G" fo:font-size="11pt" fo:language="en" fo:country="US" officeooo:rsid="0015fffc" officeooo:paragraph-rsid="00264a0b" style:font-size-asian="11pt" style:font-size-complex="11pt"/>
    </style:style>
    <style:style style:name="P20" style:family="paragraph" style:parent-style-name="Standard">
      <style:text-properties style:font-name="Linux Libertine Display G" fo:font-size="11pt" fo:language="en" fo:country="US" officeooo:rsid="0015fffc" officeooo:paragraph-rsid="0032638c" style:font-size-asian="11pt" style:font-size-complex="11pt"/>
    </style:style>
    <style:style style:name="P21" style:family="paragraph" style:parent-style-name="Standard">
      <style:text-properties style:font-name="Linux Libertine Display G" fo:font-size="11pt" fo:language="en" fo:country="US" officeooo:rsid="0015fffc" officeooo:paragraph-rsid="003577e2" style:font-size-asian="11pt" style:font-size-complex="11pt"/>
    </style:style>
    <style:style style:name="P22" style:family="paragraph" style:parent-style-name="Standard">
      <style:text-properties style:font-name="Linux Libertine Display G" fo:font-size="11pt" fo:language="en" fo:country="US" officeooo:rsid="0015fffc" officeooo:paragraph-rsid="0038bc13" style:font-size-asian="11pt" style:font-size-complex="11pt"/>
    </style:style>
    <style:style style:name="P23" style:family="paragraph" style:parent-style-name="Standard">
      <style:text-properties style:font-name="Linux Libertine Display G" fo:font-size="11pt" fo:language="en" fo:country="US" officeooo:rsid="0015fffc" officeooo:paragraph-rsid="003a5acc" style:font-size-asian="11pt" style:font-size-complex="11pt"/>
    </style:style>
    <style:style style:name="P24" style:family="paragraph" style:parent-style-name="Standard">
      <style:text-properties style:font-name="Linux Libertine Display G" fo:font-size="11pt" fo:language="en" fo:country="US" officeooo:rsid="001c1978" officeooo:paragraph-rsid="001c1978" style:font-size-asian="11pt" style:font-size-complex="11pt"/>
    </style:style>
    <style:style style:name="P25" style:family="paragraph" style:parent-style-name="Standard">
      <style:text-properties style:font-name="Linux Libertine Display G" fo:font-size="11pt" fo:language="en" fo:country="US" officeooo:rsid="001c1978" officeooo:paragraph-rsid="00207f97" style:font-size-asian="11pt" style:font-size-complex="11pt"/>
    </style:style>
    <style:style style:name="P26" style:family="paragraph" style:parent-style-name="Standard">
      <style:text-properties style:font-name="Linux Libertine Display G" fo:font-size="11pt" fo:language="en" fo:country="US" officeooo:rsid="0024752c" officeooo:paragraph-rsid="0024752c" style:font-size-asian="11pt" style:font-size-complex="11pt"/>
    </style:style>
    <style:style style:name="P27" style:family="paragraph" style:parent-style-name="Standard">
      <style:text-properties style:font-name="Linux Libertine Display G" fo:font-size="11pt" fo:language="en" fo:country="US" officeooo:rsid="0024752c" officeooo:paragraph-rsid="0026df47" style:font-size-asian="11pt" style:font-size-complex="11pt"/>
    </style:style>
    <style:style style:name="P28" style:family="paragraph" style:parent-style-name="Standard">
      <style:text-properties style:font-name="Linux Libertine Display G" fo:font-size="11pt" fo:language="en" fo:country="US" officeooo:rsid="002df66b" officeooo:paragraph-rsid="002df66b" style:font-size-asian="11pt" style:font-size-complex="11pt"/>
    </style:style>
    <style:style style:name="P29" style:family="paragraph" style:parent-style-name="Standard">
      <style:text-properties style:font-name="Linux Libertine Display G" fo:font-size="11pt" fo:language="en" fo:country="US" officeooo:rsid="002df66b" officeooo:paragraph-rsid="0030a45b" style:font-size-asian="11pt" style:font-size-complex="11pt"/>
    </style:style>
    <style:style style:name="P30" style:family="paragraph" style:parent-style-name="Standard">
      <style:text-properties style:font-name="Linux Libertine Display G" fo:font-size="11pt" fo:language="en" fo:country="US" officeooo:paragraph-rsid="003ccadf" style:font-size-asian="11pt" style:font-size-complex="11pt"/>
    </style:style>
    <style:style style:name="P31" style:family="paragraph" style:parent-style-name="Standard">
      <style:text-properties fo:language="en" fo:country="US" officeooo:paragraph-rsid="00193876"/>
    </style:style>
    <style:style style:name="P32" style:family="paragraph" style:parent-style-name="Standard">
      <style:text-properties fo:language="en" fo:country="US" fo:font-weight="bold" officeooo:rsid="00193876" officeooo:paragraph-rsid="00214cfa" style:font-weight-asian="bold" style:font-weight-complex="bold"/>
    </style:style>
    <style:style style:name="P33" style:family="paragraph" style:parent-style-name="Standard">
      <style:text-properties fo:language="en" fo:country="US" officeooo:paragraph-rsid="001bf67c"/>
    </style:style>
    <style:style style:name="P34" style:family="paragraph" style:parent-style-name="Standard">
      <style:text-properties fo:language="en" fo:country="US" officeooo:paragraph-rsid="00214cfa"/>
    </style:style>
    <style:style style:name="P35" style:family="paragraph" style:parent-style-name="Standard">
      <style:text-properties officeooo:paragraph-rsid="001c701d"/>
    </style:style>
    <style:style style:name="P36" style:family="paragraph" style:parent-style-name="Standard">
      <style:text-properties officeooo:paragraph-rsid="001db6f5"/>
    </style:style>
    <style:style style:name="P37" style:family="paragraph" style:parent-style-name="Standard">
      <style:text-properties officeooo:paragraph-rsid="001ec414"/>
    </style:style>
    <style:style style:name="P38" style:family="paragraph" style:parent-style-name="Standard">
      <style:text-properties officeooo:paragraph-rsid="001fcb86"/>
    </style:style>
    <style:style style:name="P39" style:family="paragraph" style:parent-style-name="Standard">
      <style:text-properties officeooo:paragraph-rsid="00214cfa"/>
    </style:style>
    <style:style style:name="P40" style:family="paragraph" style:parent-style-name="Standard">
      <style:text-properties officeooo:paragraph-rsid="002df66b"/>
    </style:style>
    <style:style style:name="P41" style:family="paragraph" style:parent-style-name="Standard">
      <style:text-properties officeooo:paragraph-rsid="00349ef8"/>
    </style:style>
    <style:style style:name="P42" style:family="paragraph" style:parent-style-name="Standard">
      <style:text-properties officeooo:paragraph-rsid="00399481"/>
    </style:style>
    <style:style style:name="P43" style:family="paragraph" style:parent-style-name="Standard">
      <style:text-properties style:font-name="Linux Libertine Display G" fo:font-size="11pt" fo:language="en" fo:country="US" fo:font-weight="normal" officeooo:rsid="00105bb2" officeooo:paragraph-rsid="0017eab6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Linux Libertine Display G" fo:font-size="11pt" fo:language="en" fo:country="US" fo:font-weight="normal" officeooo:rsid="00105bb2" officeooo:paragraph-rsid="001211de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Linux Libertine Display G" fo:font-size="11pt" fo:language="en" fo:country="US" fo:font-weight="normal" officeooo:rsid="0015fffc" officeooo:paragraph-rsid="001447c1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Linux Libertine Display G" fo:font-size="11pt" fo:language="en" fo:country="US" fo:font-weight="normal" officeooo:rsid="0013a58b" officeooo:paragraph-rsid="001447c1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font-name="Linux Libertine Display G" fo:font-size="11pt" fo:language="en" fo:country="US" fo:font-weight="normal" officeooo:rsid="0013a58b" officeooo:paragraph-rsid="0015fffc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Linux Libertine Display G" fo:font-size="11pt" fo:language="en" fo:country="US" fo:font-weight="normal" officeooo:rsid="0013a58b" officeooo:paragraph-rsid="00347a51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Linux Libertine Display G" fo:font-size="11pt" fo:language="en" fo:country="US" fo:font-weight="normal" officeooo:rsid="00399481" officeooo:paragraph-rsid="003c3998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Linux Libertine Display G" fo:font-size="11pt" fo:language="en" fo:country="US" fo:font-weight="normal" officeooo:rsid="003402b1" officeooo:paragraph-rsid="003577e2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Linux Libertine Display G" fo:font-size="11pt" fo:language="en" fo:country="US" fo:font-weight="normal" officeooo:rsid="0024752c" officeooo:paragraph-rsid="00201f00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Linux Libertine Display G" fo:font-size="11pt" fo:language="en" fo:country="US" fo:font-weight="normal" officeooo:rsid="00264a0b" officeooo:paragraph-rsid="0026df47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Linux Libertine Display G" fo:font-size="11pt" fo:language="en" fo:country="US" officeooo:rsid="0024752c" officeooo:paragraph-rsid="0026df47" style:font-size-asian="11pt" style:font-size-complex="11pt"/>
    </style:style>
    <style:style style:name="P54" style:family="paragraph" style:parent-style-name="Standard">
      <style:text-properties style:font-name="Linux Libertine Display G" fo:font-size="11pt" fo:language="en" fo:country="US" officeooo:rsid="0015fffc" officeooo:paragraph-rsid="003c3998" style:font-size-asian="11pt" style:font-size-complex="11pt"/>
    </style:style>
    <style:style style:name="T1" style:family="text">
      <style:text-properties officeooo:rsid="00105b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58b" style:font-weight-asian="bold" style:font-weight-complex="bold"/>
    </style:style>
    <style:style style:name="T4" style:family="text">
      <style:text-properties fo:font-weight="bold" officeooo:rsid="0017eab6" style:font-weight-asian="bold" style:font-weight-complex="bold"/>
    </style:style>
    <style:style style:name="T5" style:family="text">
      <style:text-properties fo:font-weight="bold" officeooo:rsid="001c1978" style:font-weight-asian="bold" style:font-weight-complex="bold"/>
    </style:style>
    <style:style style:name="T6" style:family="text">
      <style:text-properties fo:font-weight="bold" officeooo:rsid="001db6f5" style:font-weight-asian="bold" style:font-weight-complex="bold"/>
    </style:style>
    <style:style style:name="T7" style:family="text">
      <style:text-properties fo:font-weight="bold" officeooo:rsid="00264a0b" style:font-weight-asian="bold" style:font-weight-complex="bold"/>
    </style:style>
    <style:style style:name="T8" style:family="text">
      <style:text-properties fo:font-weight="bold" officeooo:rsid="00289949" style:font-weight-asian="bold" style:font-weight-complex="bold"/>
    </style:style>
    <style:style style:name="T9" style:family="text">
      <style:text-properties fo:font-weight="bold" officeooo:rsid="002d5a67" style:font-weight-asian="bold" style:font-weight-complex="bold"/>
    </style:style>
    <style:style style:name="T10" style:family="text">
      <style:text-properties fo:font-weight="bold" officeooo:rsid="002f3d3e" style:font-weight-asian="bold" style:font-weight-complex="bold"/>
    </style:style>
    <style:style style:name="T11" style:family="text">
      <style:text-properties fo:font-weight="bold" officeooo:rsid="003402b1" style:font-weight-asian="bold" style:font-weight-complex="bold"/>
    </style:style>
    <style:style style:name="T12" style:family="text">
      <style:text-properties fo:font-weight="bold" officeooo:rsid="00341df7" style:font-weight-asian="bold" style:font-weight-complex="bold"/>
    </style:style>
    <style:style style:name="T13" style:family="text">
      <style:text-properties fo:font-weight="bold" officeooo:rsid="00399481" style:font-weight-asian="bold" style:font-weight-complex="bold"/>
    </style:style>
    <style:style style:name="T14" style:family="text">
      <style:text-properties fo:font-weight="bold" officeooo:rsid="003f6560" style:font-weight-asian="bold" style:font-weight-complex="bold"/>
    </style:style>
    <style:style style:name="T15" style:family="text">
      <style:text-properties fo:font-weight="bold" officeooo:rsid="00402ca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47c1" style:font-weight-asian="normal" style:font-weight-complex="normal"/>
    </style:style>
    <style:style style:name="T18" style:family="text">
      <style:text-properties fo:font-weight="normal" officeooo:rsid="0013a58b" style:font-weight-asian="normal" style:font-weight-complex="normal"/>
    </style:style>
    <style:style style:name="T19" style:family="text">
      <style:text-properties fo:font-weight="normal" officeooo:rsid="0017eab6" style:font-weight-asian="normal" style:font-weight-complex="normal"/>
    </style:style>
    <style:style style:name="T20" style:family="text">
      <style:text-properties fo:font-weight="normal" officeooo:rsid="001d1fda" style:font-weight-asian="normal" style:font-weight-complex="normal"/>
    </style:style>
    <style:style style:name="T21" style:family="text">
      <style:text-properties fo:font-weight="normal" officeooo:rsid="001c1978" style:font-weight-asian="normal" style:font-weight-complex="normal"/>
    </style:style>
    <style:style style:name="T22" style:family="text">
      <style:text-properties fo:font-weight="normal" officeooo:rsid="001db6f5" style:font-weight-asian="normal" style:font-weight-complex="normal"/>
    </style:style>
    <style:style style:name="T23" style:family="text">
      <style:text-properties fo:font-weight="normal" officeooo:rsid="0024752c" style:font-weight-asian="normal" style:font-weight-complex="normal"/>
    </style:style>
    <style:style style:name="T24" style:family="text">
      <style:text-properties fo:font-weight="normal" officeooo:rsid="0024e6cc" style:font-weight-asian="normal" style:font-weight-complex="normal"/>
    </style:style>
    <style:style style:name="T25" style:family="text">
      <style:text-properties fo:font-weight="normal" officeooo:rsid="00264a0b" style:font-weight-asian="normal" style:font-weight-complex="normal"/>
    </style:style>
    <style:style style:name="T26" style:family="text">
      <style:text-properties fo:font-weight="normal" officeooo:rsid="0026df47" style:font-weight-asian="normal" style:font-weight-complex="normal"/>
    </style:style>
    <style:style style:name="T27" style:family="text">
      <style:text-properties fo:font-weight="normal" officeooo:rsid="00289949" style:font-weight-asian="normal" style:font-weight-complex="normal"/>
    </style:style>
    <style:style style:name="T28" style:family="text">
      <style:text-properties fo:font-weight="normal" officeooo:rsid="002c7175" style:font-weight-asian="normal" style:font-weight-complex="normal"/>
    </style:style>
    <style:style style:name="T29" style:family="text">
      <style:text-properties fo:font-weight="normal" officeooo:rsid="002d5a67" style:font-weight-asian="normal" style:font-weight-complex="normal"/>
    </style:style>
    <style:style style:name="T30" style:family="text">
      <style:text-properties fo:font-weight="normal" officeooo:rsid="002f3d3e" style:font-weight-asian="normal" style:font-weight-complex="normal"/>
    </style:style>
    <style:style style:name="T31" style:family="text">
      <style:text-properties fo:font-weight="normal" officeooo:rsid="0032638c" style:font-weight-asian="normal" style:font-weight-complex="normal"/>
    </style:style>
    <style:style style:name="T32" style:family="text">
      <style:text-properties fo:font-weight="normal" officeooo:rsid="003402b1" style:font-weight-asian="normal" style:font-weight-complex="normal"/>
    </style:style>
    <style:style style:name="T33" style:family="text">
      <style:text-properties fo:font-weight="normal" officeooo:rsid="0038dd3e" style:font-weight-asian="normal" style:font-weight-complex="normal"/>
    </style:style>
    <style:style style:name="T34" style:family="text">
      <style:text-properties fo:font-weight="normal" officeooo:rsid="00399481" style:font-weight-asian="normal" style:font-weight-complex="normal"/>
    </style:style>
    <style:style style:name="T35" style:family="text">
      <style:text-properties fo:font-weight="normal" officeooo:rsid="003c3998" style:font-weight-asian="normal" style:font-weight-complex="normal"/>
    </style:style>
    <style:style style:name="T36" style:family="text">
      <style:text-properties fo:font-weight="normal" officeooo:rsid="003ccadf" style:font-weight-asian="normal" style:font-weight-complex="normal"/>
    </style:style>
    <style:style style:name="T37" style:family="text">
      <style:text-properties fo:font-weight="normal" officeooo:rsid="003d1089" style:font-weight-asian="normal" style:font-weight-complex="normal"/>
    </style:style>
    <style:style style:name="T38" style:family="text">
      <style:text-properties fo:font-weight="normal" officeooo:rsid="003f6560" style:font-weight-asian="normal" style:font-weight-complex="normal"/>
    </style:style>
    <style:style style:name="T39" style:family="text">
      <style:text-properties fo:font-weight="normal" officeooo:rsid="00402cad" style:font-weight-asian="normal" style:font-weight-complex="normal"/>
    </style:style>
    <style:style style:name="T40" style:family="text">
      <style:text-properties style:font-name="Linux Libertine Display G" fo:font-size="11pt" style:font-size-asian="11pt" style:font-size-complex="11pt"/>
    </style:style>
    <style:style style:name="T41" style:family="text">
      <style:text-properties style:font-name="Linux Libertine Display G" fo:font-size="11pt" officeooo:rsid="0015fffc" style:font-size-asian="11pt" style:font-size-complex="11pt"/>
    </style:style>
    <style:style style:name="T42" style:family="text">
      <style:text-properties style:font-name="Linux Libertine Display G" fo:font-size="11pt" fo:font-weight="bold" officeooo:rsid="0013a58b" style:font-size-asian="11pt" style:font-weight-asian="bold" style:font-size-complex="11pt" style:font-weight-complex="bold"/>
    </style:style>
    <style:style style:name="T43" style:family="text">
      <style:text-properties style:font-name="Linux Libertine Display G" fo:font-size="11pt" fo:font-weight="bold" officeooo:rsid="0015fffc" style:font-size-asian="11pt" style:font-weight-asian="bold" style:font-size-complex="11pt" style:font-weight-complex="bold"/>
    </style:style>
    <style:style style:name="T44" style:family="text">
      <style:text-properties style:font-name="Linux Libertine Display G" fo:font-size="11pt" fo:font-weight="normal" officeooo:rsid="0013a58b" style:font-size-asian="11pt" style:font-weight-asian="normal" style:font-size-complex="11pt" style:font-weight-complex="normal"/>
    </style:style>
    <style:style style:name="T45" style:family="text">
      <style:text-properties style:font-name="Linux Libertine Display G" fo:font-size="11pt" fo:font-weight="normal" officeooo:rsid="0015fffc" style:font-size-asian="11pt" style:font-weight-asian="normal" style:font-size-complex="11pt" style:font-weight-complex="normal"/>
    </style:style>
    <style:style style:name="T46" style:family="text">
      <style:text-properties style:font-name="Linux Libertine Display G" fo:font-size="11pt" fo:language="en" fo:country="US" fo:font-weight="normal" officeooo:rsid="00105bb2" style:font-size-asian="11pt" style:font-weight-asian="normal" style:font-size-complex="11pt" style:font-weight-complex="normal"/>
    </style:style>
    <style:style style:name="T47" style:family="text">
      <style:text-properties style:font-name="Linux Libertine Display G" fo:font-size="11pt" fo:language="en" fo:country="US" fo:font-weight="normal" officeooo:rsid="001c1978" style:font-size-asian="11pt" style:font-weight-asian="normal" style:font-size-complex="11pt" style:font-weight-complex="normal"/>
    </style:style>
    <style:style style:name="T48" style:family="text">
      <style:text-properties style:font-name="Linux Libertine Display G" fo:font-size="11pt" fo:language="en" fo:country="US" fo:font-weight="normal" officeooo:rsid="001db6f5" style:font-size-asian="11pt" style:font-weight-asian="normal" style:font-size-complex="11pt" style:font-weight-complex="normal"/>
    </style:style>
    <style:style style:name="T49" style:family="text">
      <style:text-properties style:font-name="Linux Libertine Display G" fo:font-size="11pt" fo:language="en" fo:country="US" fo:font-weight="normal" officeooo:rsid="001c701d" style:font-size-asian="11pt" style:font-weight-asian="normal" style:font-size-complex="11pt" style:font-weight-complex="normal"/>
    </style:style>
    <style:style style:name="T50" style:family="text">
      <style:text-properties style:font-name="Linux Libertine Display G" fo:font-size="11pt" fo:language="en" fo:country="US" fo:font-weight="normal" officeooo:rsid="001ec414" style:font-size-asian="11pt" style:font-weight-asian="normal" style:font-size-complex="11pt" style:font-weight-complex="normal"/>
    </style:style>
    <style:style style:name="T51" style:family="text">
      <style:text-properties style:font-name="Linux Libertine Display G" fo:font-size="11pt" fo:language="en" fo:country="US" fo:font-weight="normal" officeooo:rsid="001fcb86" style:font-size-asian="11pt" style:font-weight-asian="normal" style:font-size-complex="11pt" style:font-weight-complex="normal"/>
    </style:style>
    <style:style style:name="T52" style:family="text">
      <style:text-properties style:font-name="Linux Libertine Display G" fo:font-size="11pt" fo:language="en" fo:country="US" fo:font-weight="normal" officeooo:rsid="002f3d3e" style:font-size-asian="11pt" style:font-weight-asian="normal" style:font-size-complex="11pt" style:font-weight-complex="normal"/>
    </style:style>
    <style:style style:name="T53" style:family="text">
      <style:text-properties style:font-name="Linux Libertine Display G" fo:font-size="11pt" fo:language="en" fo:country="US" fo:font-weight="bold" officeooo:rsid="001c1978" style:font-size-asian="11pt" style:font-weight-asian="bold" style:font-size-complex="11pt" style:font-weight-complex="bold"/>
    </style:style>
    <style:style style:name="T54" style:family="text">
      <style:text-properties style:font-name="Linux Libertine Display G" fo:font-size="11pt" fo:language="en" fo:country="US" fo:font-weight="bold" officeooo:rsid="00105bb2" style:font-size-asian="11pt" style:font-weight-asian="bold" style:font-size-complex="11pt" style:font-weight-complex="bold"/>
    </style:style>
    <style:style style:name="T55" style:family="text">
      <style:text-properties style:font-name="Linux Libertine Display G" fo:font-size="11pt" fo:language="en" fo:country="US" fo:font-weight="bold" officeooo:rsid="001db6f5" style:font-size-asian="11pt" style:font-weight-asian="bold" style:font-size-complex="11pt" style:font-weight-complex="bold"/>
    </style:style>
    <style:style style:name="T56" style:family="text">
      <style:text-properties style:font-name="Linux Libertine Display G" fo:font-size="11pt" fo:language="en" fo:country="US" fo:font-weight="bold" officeooo:rsid="002f3d3e" style:font-size-asian="11pt" style:font-weight-asian="bold" style:font-size-complex="11pt" style:font-weight-complex="bold"/>
    </style:style>
    <style:style style:name="T57" style:family="text">
      <style:text-properties style:font-name="Linux Libertine Display G" fo:font-size="11pt" fo:language="en" fo:country="US" fo:font-weight="bold" officeooo:rsid="002df66b" style:font-size-asian="11pt" style:font-weight-asian="bold" style:font-size-complex="11pt" style:font-weight-complex="bold"/>
    </style:style>
    <style:style style:name="T58" style:family="text">
      <style:text-properties style:font-name="Linux Libertine Display G" fo:font-size="11pt" fo:language="en" fo:country="US" fo:font-weight="bold" officeooo:rsid="0030a45b" style:font-size-asian="11pt" style:font-weight-asian="bold" style:font-size-complex="11pt" style:font-weight-complex="bold"/>
    </style:style>
    <style:style style:name="T59" style:family="text">
      <style:text-properties style:font-name="Linux Libertine Display G" fo:font-size="11pt" fo:language="en" fo:country="US" fo:font-weight="bold" officeooo:rsid="00349ef8" style:font-size-asian="11pt" style:font-weight-asian="bold" style:font-size-complex="11pt" style:font-weight-complex="bold"/>
    </style:style>
    <style:style style:name="T60" style:family="text">
      <style:text-properties style:font-name="Linux Libertine Display G" fo:font-size="11pt" fo:language="en" fo:country="US" fo:font-weight="bold" officeooo:rsid="00399481" style:font-size-asian="11pt" style:font-weight-asian="bold" style:font-size-complex="11pt" style:font-weight-complex="bold"/>
    </style:style>
    <style:style style:name="T61" style:family="text">
      <style:text-properties officeooo:rsid="001211de"/>
    </style:style>
    <style:style style:name="T62" style:family="text">
      <style:text-properties officeooo:rsid="00128957"/>
    </style:style>
    <style:style style:name="T63" style:family="text">
      <style:text-properties officeooo:rsid="0013a58b"/>
    </style:style>
    <style:style style:name="T64" style:family="text">
      <style:text-properties style:font-name="Arial" officeooo:rsid="00214cfa" style:font-name-asian="Arial" style:font-name-complex="Arial"/>
    </style:style>
    <style:style style:name="T65" style:family="text">
      <style:text-properties style:font-name="Arial" fo:font-size="11pt" fo:font-weight="bold" officeooo:rsid="00214cfa" style:font-name-asian="Arial" style:font-size-asian="11pt" style:font-weight-asian="bold" style:font-name-complex="Arial" style:font-size-complex="11pt" style:font-weight-complex="bold"/>
    </style:style>
    <style:style style:name="T66" style:family="text">
      <style:text-properties style:font-name="Arial" fo:font-size="11pt" fo:language="en" fo:country="US" fo:font-weight="bold" officeooo:rsid="00214cfa" style:font-name-asian="Arial" style:font-size-asian="11pt" style:font-weight-asian="bold" style:font-name-complex="Arial" style:font-size-complex="11pt" style:font-weight-complex="bold"/>
    </style:style>
    <style:style style:name="T67" style:family="text">
      <style:text-properties style:font-name="Arial" fo:font-size="11pt" fo:language="en" fo:country="US" fo:font-weight="normal" officeooo:rsid="00214cfa" style:font-name-asian="Arial" style:font-size-asian="11pt" style:font-weight-asian="normal" style:font-name-complex="Arial" style:font-size-complex="11pt" style:font-weight-complex="normal"/>
    </style:style>
    <style:style style:name="T68" style:family="text">
      <style:text-properties style:font-name="Arial" fo:font-size="11pt" officeooo:rsid="00214cfa" style:font-name-asian="Arial" style:font-size-asian="11pt" style:font-name-complex="Arial" style:font-size-complex="11pt"/>
    </style:style>
    <style:style style:name="T69" style:family="text">
      <style:text-properties style:font-name="Arial" fo:font-weight="bold" officeooo:rsid="00214cfa" style:font-name-asian="Arial" style:font-weight-asian="bold" style:font-name-complex="Arial" style:font-weight-complex="bold"/>
    </style:style>
    <style:style style:name="T70" style:family="text">
      <style:text-properties fo:font-style="italic" fo:font-weight="normal" officeooo:rsid="003402b1" style:font-style-asian="italic" style:font-weight-asian="normal" style:font-style-complex="italic" style:font-weight-complex="normal"/>
    </style:style>
    <style:style style:name="T71" style:family="text">
      <style:text-properties officeooo:rsid="0038dd3e"/>
    </style:style>
    <style:style style:name="T72" style:family="text">
      <style:text-properties officeooo:rsid="003f65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4">► </text:span>CSDM:</text:p>
      <text:p text:style-name="P1">- <text:span text:style-name="T16">correlative species distribution models (cSDMs; see</text:span> Jarnevich et al. 2015<text:span text:style-name="T16">)</text:span></text:p>
      <text:p text:style-name="P5">- correlative species distribution models (<text:span text:style-name="T61">C</text:span>SDMs) that relate species' occurrence <text:span text:style-name="T61">data</text:span> to environmental factors, the most widely used tools in biogeography (<text:span text:style-name="T2">Guisan and Thuiller 2005</text:span>)</text:p>
      <text:p text:style-name="P44">- correlate species occurrences with environmental layers (<text:span text:style-name="T2">Guisan and Thuiller 2005</text:span>)</text:p>
      <text:p text:style-name="P44">- <text:span text:style-name="T72">emphasize patterns</text:span></text:p>
      <text:p text:style-name="P6">- <text:span text:style-name="T62">t</text:span>he most widely used tool to predict species distributions under current and future environments (<text:span text:style-name="T2">Guisan and Thuiller 2005</text:span>)</text:p>
      <text:p text:style-name="P37"><text:span text:style-name="T46">- simple and complex models serve different purposes: </text:span><text:span text:style-name="T50">a preference for accurate and precise predictions over ecological interpretability in complex models </text:span><text:span text:style-name="T48">(</text:span><text:span text:style-name="T55">Merow et al. 2014</text:span><text:span text:style-name="T48">)</text:span></text:p>
      <text:p text:style-name="P38"><text:span text:style-name="T48">- </text:span><text:span text:style-name="T51">in a situation with a large amount of data for a few common species, more flexible semi‐parametric models are likely to be more informative </text:span><text:span text:style-name="T48">(</text:span><text:span text:style-name="T55">Merow et al. 2014</text:span><text:span text:style-name="T48">)</text:span></text:p>
      <text:p text:style-name="P38"><text:span text:style-name="T48">- </text:span><text:span text:style-name="T52">importance of understanding the data, the model and its predictions when assessing predictions rather than automatically select models for consensus in an ensemble approach (</text:span><text:span text:style-name="T56">Elith et al. 2010</text:span><text:span text:style-name="T52">)</text:span></text:p>
      <text:p text:style-name="P1"/>
      <text:p text:style-name="P2"><text:span text:style-name="T64">► </text:span>CSDM assumptions :</text:p>
      <text:p text:style-name="P1">- <text:span text:style-name="T16">likely to be based on the realized niche (</text:span>Guisan and Thuiller 2005<text:span text:style-name="T16">)</text:span></text:p>
      <text:p text:style-name="P1"><text:span text:style-name="T16">- data obtained from native regions rather than data from exotic areas </text:span><text:span text:style-name="T33">=&gt;</text:span><text:span text:style-name="T16"> regarded as a realized niche instead of a fundamental niche </text:span><text:span text:style-name="T33">(</text:span><text:span text:style-name="T71">Booth 2017</text:span><text:span text:style-name="T33">)</text:span></text:p>
      <text:p text:style-name="P7"><text:span text:style-name="T1">- </text:span>the equilibrium postulate (the assumption that species are in equilibrium with the contemporary abiotic environment; <text:span text:style-name="T2">Guisan and Thuiller 2005</text:span>)</text:p>
      <text:p text:style-name="P30">- <text:s/>identify species for which the relationship between distribution and climate likely remains unchanged over relevant time periods <text:span text:style-name="T34">(</text:span><text:span text:style-name="T13">Pearman et al. 2008a</text:span><text:span text:style-name="T34">) </text:span><text:span text:style-name="T36">=&gt; <text:s/>independent data obtained from palaeo-ecological distributions supports niche conservatism highly ecologically dominant species </text:span><text:span text:style-name="T34">(</text:span><text:span text:style-name="T13">Pearman et al. 2008a</text:span><text:span text:style-name="T34">) </text:span></text:p>
      <text:p text:style-name="P7"/>
      <text:p text:style-name="P39"><text:span text:style-name="T66">► </text:span><text:span text:style-name="T53">Important steps </text:span><text:span text:style-name="T54">CSDM:</text:span></text:p>
      <text:p text:style-name="P36"><text:span text:style-name="T54">- </text:span><text:span text:style-name="T46">consideration of model complexity </text:span><text:span text:style-name="T48">(</text:span><text:span text:style-name="T55">Merow et al. 2014</text:span><text:span text:style-name="T48">)</text:span></text:p>
      <text:p text:style-name="P8">-  selection of resolution and extent <text:span text:style-name="T16">(</text:span><text:span text:style-name="T2">Guisan and Thuiller 2005</text:span><text:span text:style-name="T16">)</text:span></text:p>
      <text:p text:style-name="P43"/>
      <text:p text:style-name="P34"><text:span text:style-name="T65">► </text:span><text:span text:style-name="T42">Model </text:span><text:span text:style-name="T43">evaluation</text:span><text:span text:style-name="T42">:</text:span></text:p>
      <text:p text:style-name="P10"><text:span text:style-name="T16">- problems of spatio-temporal autocorrelation =&gt; over-optimistic estimate of their predictive ability (</text:span><text:span text:style-name="T2">Araujo et al. 2005</text:span><text:span text:style-name="T4">a</text:span><text:span text:style-name="T16">)</text:span></text:p>
      <text:p text:style-name="P12"><text:span text:style-name="T16">- model validation with a partition of the training dataset shows higher predictive accuracy in comparison with model validation based on an independent dataset from a further time period (</text:span><text:span text:style-name="T2">Araujo et al. 2005</text:span><text:span text:style-name="T4">a</text:span><text:span text:style-name="T16">)</text:span></text:p>
      <text:p text:style-name="P13"><text:span text:style-name="T16">- use the model to predict distribution in another time period (</text:span><text:span text:style-name="T2">Araujo et al. 2005</text:span><text:span text:style-name="T4">a</text:span><text:span text:style-name="T16">)</text:span></text:p>
      <text:p text:style-name="P11"><text:span text:style-name="T16">- </text:span><text:span text:style-name="T17">p</text:span><text:span text:style-name="T16">rojections cannot be said to ‘prove’ the model but to fail to disprove it (</text:span><text:span text:style-name="T2">Araujo et al. 2005</text:span><text:span text:style-name="T4">a</text:span><text:span text:style-name="T16">)</text:span></text:p>
      <text:p text:style-name="P14"><text:span text:style-name="T16">- </text:span><text:span text:style-name="T20">t</text:span><text:span text:style-name="T16">he evaluation of models, either correlative or process-based, relies heavily on species occurrence data </text:span><text:span text:style-name="T21">(</text:span><text:span text:style-name="T5">Duputié et al. 2013</text:span><text:span text:style-name="T21">)</text:span></text:p>
      <text:p text:style-name="P17"><text:span text:style-name="T21">- discrimination accuracy metrics may suggest a very good model while the relationships estimated do not have a biological meaning, </text:span><text:span text:style-name="T28">do not reflect a causal relationship between species distribution and climate</text:span><text:span text:style-name="T21"> </text:span><text:span text:style-name="T27">(</text:span><text:span text:style-name="T8">Journé et al. 2020</text:span><text:span text:style-name="T27">)</text:span></text:p>
      <text:p text:style-name="P45"/>
      <text:p text:style-name="P32"><text:span text:style-name="T68">► </text:span><text:span text:style-name="T41">M</text:span><text:span text:style-name="T40">odel comparison:</text:span></text:p>
      <text:p text:style-name="P9"><text:span text:style-name="T16">- different niche modeling approaches may produce </text:span><text:span text:style-name="T19">quite</text:span><text:span text:style-name="T16"> different predictions of species range changes under climate change </text:span><text:span text:style-name="T18">(</text:span><text:span text:style-name="T3">Araujo et al. 2005</text:span><text:span text:style-name="T4">a</text:span><text:span text:style-name="T18">)</text:span></text:p>
      <text:p text:style-name="P31"><text:span text:style-name="T44">- evaluation methods that target not</text:span><text:span text:style-name="T45"> the</text:span><text:span text:style-name="T44"> differences in predictive performance, but why these differences occur </text:span><text:span text:style-name="T45">(</text:span><text:span text:style-name="T43">Elith and Graham, 2009</text:span><text:span text:style-name="T45">)</text:span></text:p>
      <text:p text:style-name="P33"><text:span text:style-name="T45">- comparing predictions from different modelling approaches is one way to gain insight into the strengths and weaknesses of different approaches (</text:span><text:span text:style-name="T43">Elith and Graham, 2009</text:span><text:span text:style-name="T45">)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3"><text:span text:style-name="T64">► </text:span>Forecasting/hindcasting:</text:p>
      <text:p text:style-name="P18"><text:span text:style-name="T16">- no assurance that models with good predictive ability for past range shifts will give reliable predictions of future shifts </text:span><text:span text:style-name="T18">(</text:span><text:span text:style-name="T3">Araujo et al. 2005</text:span><text:span text:style-name="T18">)</text:span></text:p>
      <text:p text:style-name="P18"><text:span text:style-name="T18">- when one expects to interpolate a predictor, there may be inadvertent extrapolation of nonlinear features </text:span><text:span text:style-name="T22">and other non-measured spatial predictors (</text:span><text:span text:style-name="T6">Merow et al. 2014</text:span><text:span text:style-name="T22">)</text:span></text:p>
      <text:p text:style-name="P19"><text:span text:style-name="T22">- humility in the interpretation of model results </text:span><text:span text:style-name="T25">(</text:span><text:span text:style-name="T7">Talluto et al. 2016</text:span><text:span text:style-name="T25">)</text:span></text:p>
      <text:p text:style-name="P20"><text:span text:style-name="T27">- warn</text:span><text:span text:style-name="T31">ings</text:span><text:span text:style-name="T27"> against using </text:span><text:span text:style-name="T31">S</text:span><text:span text:style-name="T27">DM in environmental novel areas outside the range of training values by implementing a measure of environmental similarity, <text:s/>identifying extrapolation areas for highlighting projection uncertainty </text:span><text:span text:style-name="T30">(</text:span><text:span text:style-name="T10">Elith et al. 2010</text:span><text:span text:style-name="T30">)</text:span></text:p>
      <text:p text:style-name="P23"><text:span text:style-name="T30">- magnitude of species' niche shifts and performance of the models were strongly related, both in hindcasting and in forecasting </text:span><text:span text:style-name="T34">(</text:span><text:span text:style-name="T13">Pearman et al. 2008a</text:span><text:span text:style-name="T34">) </text:span><text:span text:style-name="T37">=&gt; hindcasting performance tends to be best for those species with stable climatic constraints over time</text:span></text:p>
      <text:p text:style-name="P54"><text:span text:style-name="T34">- mismatch between palaeorecords and the simulated distribution may be due to uncertainties in the projections of the SDMs use</text:span><text:span text:style-name="T35">d </text:span><text:span text:style-name="T34">(</text:span><text:span text:style-name="T13">Pearman et al. 2008a</text:span><text:span text:style-name="T34">)</text:span></text:p>
      <text:p text:style-name="P54"><text:span text:style-name="T34">- </text:span><text:span text:style-name="T39">declining model performance in r</text:span><text:span text:style-name="T34">esponse to increasing climate novelty in a hindcasting experiment </text:span><text:span text:style-name="T39">(</text:span><text:span text:style-name="T15">Fitzpatrick et al. 2018</text:span><text:span text:style-name="T39">)</text:span></text:p>
      <text:p text:style-name="P49"/>
      <text:p text:style-name="P47"/>
      <text:p text:style-name="P48"/>
      <text:p text:style-name="P41"><text:span text:style-name="T67">► </text:span><text:span text:style-name="T59">Ecological significance:</text:span></text:p>
      <text:p text:style-name="P21"><text:span text:style-name="T32">- “</text:span><text:span text:style-name="T70">the spatial structure of environmental variables alone could account for three-quarters of the explanatory power of environmental variables on real ranges, independent of the actual biological implications of the environment</text:span><text:span text:style-name="T32">” (</text:span><text:span text:style-name="T11">Bah</text:span><text:span text:style-name="T12">n</text:span><text:span text:style-name="T11"> and McGill 2007</text:span><text:span text:style-name="T32">)</text:span></text:p>
      <text:p text:style-name="P21"><text:span text:style-name="T18">- environmental variables </text:span><text:span text:style-name="T32">may not have any explanatory power beyond their spatial structure (</text:span><text:span text:style-name="T11">Bah</text:span><text:span text:style-name="T12">n</text:span><text:span text:style-name="T11"> and McGill 2007</text:span><text:span text:style-name="T32">)</text:span></text:p>
      <text:p text:style-name="P21"><text:span text:style-name="T25">- strong predictive power of </text:span><text:span text:style-name="T27">C</text:span><text:span text:style-name="T25">SDMs should not be interpreted as an accurate depiction of the link between climate and species distribution </text:span><text:span text:style-name="T27">(</text:span><text:span text:style-name="T8">Journé et al. 2020</text:span><text:span text:style-name="T27">)</text:span></text:p>
      <text:p text:style-name="P22"><text:span text:style-name="T32">- the apparent association between climate and species' ranges may be equally well explained by the inherent spatial autocorrelation of species distributions as by an actual biological process (</text:span><text:span text:style-name="T11">Bah</text:span><text:span text:style-name="T12">n</text:span><text:span text:style-name="T11"> and McGill 2007</text:span><text:span text:style-name="T32">)</text:span></text:p>
      <text:p text:style-name="P50"/>
      <text:p text:style-name="P47"/>
      <text:p text:style-name="P4"><text:span text:style-name="T64">► </text:span><text:span text:style-name="T63">S</text:span>pecies distribution data:</text:p>
      <text:p text:style-name="P24"><text:span text:style-name="T16">- data discrepancies affect the projection of CSDM (</text:span><text:span text:style-name="T2">Duputié et al. 2013</text:span><text:span text:style-name="T16">)</text:span></text:p>
      <text:p text:style-name="P25"><text:span text:style-name="T16">- using accurate data is a prerequisite for providing reliable forecasts of biodiversity (</text:span><text:span text:style-name="T2">Duputié et al. 2013</text:span><text:span text:style-name="T16">)</text:span></text:p>
      <text:p text:style-name="P35"><text:span text:style-name="T47">- </text:span><text:span text:style-name="T48">CSDM</text:span><text:span text:style-name="T49"> should be informed by the sampling effort, the densities of observation </text:span><text:span text:style-name="T47">(</text:span><text:span text:style-name="T53">Duputié et al. 2013</text:span><text:span text:style-name="T47">)</text:span></text:p>
      <text:p text:style-name="P15"><text:span text:style-name="T16">- </text:span><text:span text:style-name="T20">t</text:span><text:span text:style-name="T16">he evaluation of models, either correlative or process-based, relies heavily on species occurrence data </text:span><text:span text:style-name="T21">(</text:span><text:span text:style-name="T5">Duputié et al. 2013</text:span><text:span text:style-name="T21">)</text:span></text:p>
      <text:p text:style-name="P16"><text:span text:style-name="T21">- primary obstacle: a lack of detailed species data across broad areas (</text:span><text:span text:style-name="T5">Duputié et al. 2013</text:span><text:span text:style-name="T23">)</text:span></text:p>
      <text:p text:style-name="P16"><text:span text:style-name="T23">- </text:span><text:span text:style-name="T29">b</text:span><text:span text:style-name="T23">est models cannot make up for poor quality data </text:span><text:span text:style-name="T29">(</text:span><text:span text:style-name="T9">Jarnevitch et al. 2015</text:span><text:span text:style-name="T29">)</text:span></text:p>
      <text:p text:style-name="P51"/>
      <text:p text:style-name="P40"><text:span text:style-name="T66">► </text:span><text:span text:style-name="T58">Environmental </text:span><text:span text:style-name="T57">predictors:</text:span></text:p>
      <text:p text:style-name="P28"><text:span text:style-name="T16">- predictors do not necessarily capture all environmental constraint </text:span><text:span text:style-name="T29">(</text:span><text:span text:style-name="T9">Jarnevitch et al. 2015</text:span><text:span text:style-name="T29">)</text:span></text:p>
      <text:p text:style-name="P29"><text:span text:style-name="T29">- recommendations of reporting the degree of environmental extrapolation both for temporal and spatial transference of SDMs </text:span><text:span text:style-name="T30">(</text:span><text:span text:style-name="T10">Elith et al. 2010</text:span><text:span text:style-name="T30">)</text:span></text:p>
      <text:p text:style-name="P51"/>
      <text:p text:style-name="P51"/>
      <text:p text:style-name="P26"><text:span text:style-name="T69">► </text:span><text:span text:style-name="T2">Integrative modelling (PB+CSDM):</text:span></text:p>
      <text:p text:style-name="P26"><text:span text:style-name="T2">- </text:span><text:span text:style-name="T16">use a hierarchical Bayesian framework </text:span><text:span text:style-name="T24">to condition the predictions of a metamodel at the target scale with information from independent sub-models </text:span><text:span text:style-name="T25">(</text:span><text:span text:style-name="T7">Talluto et al. 2016</text:span><text:span text:style-name="T25">)</text:span></text:p>
      <text:p text:style-name="P27"><text:span text:style-name="T25">- </text:span><text:span text:style-name="T26">mechanistic and correlative approach could be combine could be combined to produce better ecological forecasting </text:span><text:span text:style-name="T25">(</text:span><text:span text:style-name="T7">Talluto et al. 2016</text:span><text:span text:style-name="T25">)</text:span></text:p>
      <text:p text:style-name="P52"/>
      <text:p text:style-name="P42"><text:span text:style-name="T66">► </text:span><text:span text:style-name="T60">PBM</text:span></text:p>
      <text:p text:style-name="P27"><text:span text:style-name="T25">- </text:span><text:span text:style-name="T34">i</text:span><text:span text:style-name="T25">deally, one would estimate the fundamental niche of a species, then constrain it with estimates of the effects of competitive interactions </text:span><text:span text:style-name="T34">(</text:span><text:span text:style-name="T13">Pearman et al. 2008a</text:span><text:span text:style-name="T34">)</text:span></text:p>
      <text:p text:style-name="P27"><text:span text:style-name="T34">- </text:span><text:span text:style-name="T38">emphasize process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nux Libertine Display G" svg:font-family="'Linux Libertine Display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7T14:27:32.961000000</meta:creation-date>
    <dc:date>2021-10-28T16:26:37.487000000</dc:date>
    <meta:editing-duration>PT3H47M41S</meta:editing-duration>
    <meta:editing-cycles>51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57" meta:word-count="996" meta:character-count="6562" meta:non-whitespace-character-count="5618"/>
  </office:meta>
</office:document-meta>
</file>